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da486" officeooo:paragraph-rsid="001da486" style:font-weight-asian="bold" style:font-weight-complex="bold"/>
    </style:style>
    <style:style style:name="P2" style:family="paragraph" style:parent-style-name="Standard">
      <style:text-properties fo:font-weight="bold" officeooo:rsid="001e1bf0" officeooo:paragraph-rsid="001e1bf0" style:font-weight-asian="bold" style:font-weight-complex="bold"/>
    </style:style>
    <style:style style:name="P3" style:family="paragraph" style:parent-style-name="Standard">
      <style:text-properties fo:font-weight="normal" officeooo:rsid="001e1bf0" officeooo:paragraph-rsid="001e1bf0" style:font-weight-asian="normal" style:font-weight-complex="normal"/>
    </style:style>
    <style:style style:name="P4" style:family="paragraph" style:parent-style-name="Standard">
      <style:text-properties fo:font-weight="normal" officeooo:rsid="00253663" officeooo:paragraph-rsid="00253663" style:font-weight-asian="normal" style:font-weight-complex="normal"/>
    </style:style>
    <style:style style:name="P5" style:family="paragraph" style:parent-style-name="Standard">
      <style:text-properties fo:font-weight="bold" officeooo:rsid="00253663" officeooo:paragraph-rsid="00253663" style:font-weight-asian="bold" style:font-weight-complex="bold"/>
    </style:style>
    <style:style style:name="T1" style:family="text">
      <style:text-properties officeooo:rsid="00212c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structCharacterList.py</text:p>
      <text:p text:style-name="P2"/>
      <text:p text:style-name="P3">This code reads a FlorML file, and returns a list of all characters found in the FlorML file. The sub characters are displayed together with their parent characters <text:span text:style-name="T1">in alphabetical order</text:span>. </text:p>
      <text:p text:style-name="P3"/>
      <text:p text:style-name="P5">OrderFlorML.py</text:p>
      <text:p text:style-name="P4">This code searches in a FlorML file for text parts belonging to a \char element, but which are wrongly placed between the \subchar  elements. The code copies these text parts to the correct place, with a "|" on the places where text parts are pasted together. The input is a FlorML file and the output is a new ordened FlorML f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3T09:28:08.509910325</meta:creation-date>
    <dc:date>2015-04-14T10:24:06.607562766</dc:date>
    <meta:editing-duration>PT17M2S</meta:editing-duration>
    <meta:editing-cycles>3</meta:editing-cycles>
    <meta:generator>LibreOffice/4.2.7.2$Linux_X86_64 LibreOffice_project/420m0$Build-2</meta:generator>
    <meta:document-statistic meta:table-count="0" meta:image-count="0" meta:object-count="0" meta:page-count="1" meta:paragraph-count="4" meta:word-count="94" meta:character-count="561" meta:non-whitespace-character-count="466"/>
  </office:meta>
</office:document-meta>
</file>